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8pt" officeooo:rsid="001ac3b4" officeooo:paragraph-rsid="001ac3b4" style:font-size-asian="15.75pt" style:font-size-complex="18pt"/>
    </style:style>
    <style:style style:name="P2" style:family="paragraph" style:parent-style-name="Standard" style:list-style-name="L1">
      <style:text-properties style:font-name="Verdana" fo:font-size="18pt" officeooo:rsid="001ac3b4" officeooo:paragraph-rsid="001ac3b4" style:font-size-asian="15.75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8pt" officeooo:rsid="001b4a09" officeooo:paragraph-rsid="001b4a09" style:font-size-asian="15.75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 Use cases</text:p>
      <text:p text:style-name="P1"/>
      <text:p text:style-name="P1"/>
      <text:p text:style-name="P1">2.1.1 Possibili casi d’uso:</text:p>
      <text:p text:style-name="P1"/>
      <text:list xml:id="list1854627074" text:style-name="L1">
        <text:list-item>
          <text:p text:style-name="P2">Inserimento nuovi prodotti</text:p>
        </text:list-item>
        <text:list-item>
          <text:p text:style-name="P2">Modifiche quantità prodotti</text:p>
        </text:list-item>
        <text:list-item>
          <text:p text:style-name="P2">Tentativo di acquisto senza log-in</text:p>
        </text:list-item>
        <text:list-item>
          <text:p text:style-name="P2">Esaurimento scorte</text:p>
        </text:list-item>
        <text:list-item>
          <text:p text:style-name="P2">Modifica prezzo prodotti</text:p>
        </text:list-item>
        <text:list-item>
          <text:p text:style-name="P2">Gestione del reso lato cliente</text:p>
        </text:list-item>
        <text:list-item>
          <text:p text:style-name="P2">Gestione del reso lato negozio</text:p>
        </text:list-item>
        <text:list-item>
          <text:p text:style-name="P2">Inserimento di una promozione</text:p>
        </text:list-item>
        <text:list-item>
          <text:p text:style-name="P2">Registrazione</text:p>
        </text:list-item>
        <text:list-item>
          <text:p text:style-name="P2">Spedizione</text:p>
        </text:list-item>
        <text:list-item>
          <text:p text:style-name="P2">Navigazione ???</text:p>
        </text:list-item>
        <text:list-item>
          <text:p text:style-name="P2">Modifica metodo di pagamento</text:p>
        </text:list-item>
        <text:list-item>
          <text:p text:style-name="P2">Acquisto prodotto</text:p>
        </text:list-item>
        <text:list-item>
          <text:p text:style-name="P2">Visualizza fattura acquisto</text:p>
        </text:list-item>
        <text:list-item>
          <text:p text:style-name="P2">Visualizza tracking</text:p>
        </text:list-item>
        <text:list-item>
          <text:p text:style-name="P3">Login</text:p>
        </text:list-item>
        <text:list-item>
          <text:p text:style-name="P3">Modifica dati utente</text:p>
        </text:list-item>
        <text:list-item>
          <text:p text:style-name="P3">Modifica carrello</text:p>
        </text:list-item>
        <text:list-item>
          <text:p text:style-name="P3">Modifica prodotto </text:p>
        </text:list-item>
        <text:list-item>
          <text:p text:style-name="P3">Gestione statistica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57:57.184936614</meta:creation-date>
    <dc:date>2018-10-23T11:14:17.871530327</dc:date>
    <meta:editing-duration>PT4M30S</meta:editing-duration>
    <meta:editing-cycles>1</meta:editing-cycles>
    <meta:document-statistic meta:table-count="0" meta:image-count="0" meta:object-count="0" meta:page-count="1" meta:paragraph-count="22" meta:word-count="82" meta:character-count="517" meta:non-whitespace-character-count="476"/>
    <meta:generator>LibreOffice/6.1.2.1$Linux_X86_64 LibreOffice_project/10$Build-1</meta:generator>
  </office:meta>
</office:document-meta>
</file>